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16T20:00:00">
            <text:p>Fri Jan 16 20:00:00 201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1-17T04:00:00">
            <text:p>Sat Jan 17 04:00:00 201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17T05:00:00">
            <text:p>Sat Jan 17 05:00:00 201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1-17T06:00:00">
            <text:p>Sat Jan 17 06:00:00 201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01-17T07:00:00">
            <text:p>Sat Jan 17 07:00:00 201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18T14:00:00">
            <text:p>Sun Jan 18 14:00:00 201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5-01-18T15:00:00">
            <text:p>Sun Jan 18 15:00:00 201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01-18T16:00:00">
            <text:p>Sun Jan 18 16:00:00 201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5-01-18T17:00:00">
            <text:p>Sun Jan 18 17:00:00 201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5-01-18T18:00:00">
            <text:p>Sun Jan 18 18:00:00 201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5-01-18T19:00:00">
            <text:p>Sun Jan 18 19:00:00 201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1-18T20:00:00">
            <text:p>Sun Jan 18 20:00:00 201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01-18T21:00:00">
            <text:p>Sun Jan 18 21:00:00 201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01-18T22:00:00">
            <text:p>Sun Jan 18 22:00:00 201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5-01-18T23:00:00">
            <text:p>Sun Jan 18 23:00:00 201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5-01-19T00:00:00">
            <text:p>Mon Jan 19 00:00:00 201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1-19T01:00:00">
            <text:p>Mon Jan 19 01:00:00 201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01-19T02:00:00">
            <text:p>Mon Jan 19 02:00:00 201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5-01-19T03:00:00">
            <text:p>Mon Jan 19 03:00:00 201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5-01-19T04:00:00">
            <text:p>Mon Jan 19 04:00:00 201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5-01-19T07:00:00">
            <text:p>Mon Jan 19 07:00:00 201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01-19T08:00:00">
            <text:p>Mon Jan 19 08:00:00 201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1-19T09:00:00">
            <text:p>Mon Jan 19 09:00:00 201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5-01-19T10:00:00">
            <text:p>Mon Jan 19 10:00:00 201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5-01-19T11:00:00">
            <text:p>Mon Jan 19 11:00:00 201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1-19T12:00:00">
            <text:p>Mon Jan 19 12:00:00 201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1-19T13:00:00">
            <text:p>Mon Jan 19 13:00:00 201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5-01-19T14:00:00">
            <text:p>Mon Jan 19 14:00:00 201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5-01-19T15:00:00">
            <text:p>Mon Jan 19 15:00:00 201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19T16:00:00">
            <text:p>Mon Jan 19 16:00:00 201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5-01-19T17:00:00">
            <text:p>Mon Jan 19 17:00:00 201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5-01-19T18:00:00">
            <text:p>Mon Jan 19 18:00:00 201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01-19T19:00:00">
            <text:p>Mon Jan 19 19:00:00 201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1-19T23:00:00">
            <text:p>Mon Jan 19 23:00:00 201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1-20T00:00:00">
            <text:p>Tue Jan 20 00:00:00 201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01-20T01:00:00">
            <text:p>Tue Jan 20 01:00:00 201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1-20T02:00:00">
            <text:p>Tue Jan 20 02:00:00 201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1-20T04:00:00">
            <text:p>Tue Jan 20 04:00:00 201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1-20T05:00:00">
            <text:p>Tue Jan 20 05:00:00 201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5-01-20T06:00:00">
            <text:p>Tue Jan 20 06:00:00 201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5-01-20T07:00:00">
            <text:p>Tue Jan 20 07:00:00 201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20T19:00:00">
            <text:p>Tue Jan 20 19:00:00 201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1-20T23:00:00">
            <text:p>Tue Jan 20 23:00:00 201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5-01-22T18:00:00">
            <text:p>Thu Jan 22 18:00:00 201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01-22T20:00:00">
            <text:p>Thu Jan 22 20:00:00 201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1-23T04:00:00">
            <text:p>Fri Jan 23 04:00:00 201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23T05:00:00">
            <text:p>Fri Jan 23 05:00:00 201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01-23T06:00:00">
            <text:p>Fri Jan 23 06:00:00 201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23T07:00:00">
            <text:p>Fri Jan 23 07:00:00 201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1-23T08:00:00">
            <text:p>Fri Jan 23 08:00:00 201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5-01-24T16:00:00">
            <text:p>Sat Jan 24 16:00:00 201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15-01-24T17:00:00">
            <text:p>Sat Jan 24 17:00:00 2015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15-01-24T18:00:00">
            <text:p>Sat Jan 24 18:00:00 2015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5-01-24T19:00:00">
            <text:p>Sat Jan 24 19:00:00 201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5-01-25T00:00:00">
            <text:p>Sun Jan 25 00:00:00 201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25T01:00:00">
            <text:p>Sun Jan 25 01:00:00 201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01-25T03:00:00">
            <text:p>Sun Jan 25 03:00:00 201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5-01-25T04:00:00">
            <text:p>Sun Jan 25 04:00:00 201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1-25T14:00:00">
            <text:p>Sun Jan 25 14:00:00 201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5-01-25T15:00:00">
            <text:p>Sun Jan 25 15:00:00 2015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5-01-25T16:00:00">
            <text:p>Sun Jan 25 16:00:00 2015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15-01-25T17:00:00">
            <text:p>Sun Jan 25 17:00:00 2015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15-01-25T18:00:00">
            <text:p>Sun Jan 25 18:00:00 2015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5-01-25T23:00:00">
            <text:p>Sun Jan 25 23:00:00 201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1-26T00:00:00">
            <text:p>Mon Jan 26 00:00:00 201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1-26T01:00:00">
            <text:p>Mon Jan 26 01:00:00 201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5-01-26T02:00:00">
            <text:p>Mon Jan 26 02:00:00 201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26T03:00:00">
            <text:p>Mon Jan 26 03:00:00 201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5-01-26T17:00:00">
            <text:p>Mon Jan 26 17:00:00 201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5-01-26T18:00:00">
            <text:p>Mon Jan 26 18:00:00 201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01-26T19:00:00">
            <text:p>Mon Jan 26 19:00:00 201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5-01-26T20:00:00">
            <text:p>Mon Jan 26 20:00:00 201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5-01-26T23:00:00">
            <text:p>Mon Jan 26 23:00:00 201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1-27T00:00:00">
            <text:p>Tue Jan 27 00:00:00 201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01-27T01:00:00">
            <text:p>Tue Jan 27 01:00:00 201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01-27T02:00:00">
            <text:p>Tue Jan 27 02:00:00 201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01-27T03:00:00">
            <text:p>Tue Jan 27 03:00:00 201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5-02-01T09:00:00">
            <text:p>Sun Feb  1 09:00:00 201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01T12:00:00">
            <text:p>Sun Feb  1 12:00:00 201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5-02-04T07:00:00">
            <text:p>Wed Feb  4 07:00:00 201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5-02-04T13:00:00">
            <text:p>Wed Feb  4 13:00:00 201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5-02-04T14:00:00">
            <text:p>Wed Feb  4 14:00:00 201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5-02-04T20:00:00">
            <text:p>Wed Feb  4 20:00:00 201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5-02-05T00:00:00">
            <text:p>Thu Feb  5 00:00:00 201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5-02-05T02:00:00">
            <text:p>Thu Feb  5 02:00:00 201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02-05T12:00:00">
            <text:p>Thu Feb  5 12:00:00 201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5-02-05T14:00:00">
            <text:p>Thu Feb  5 14:00:00 201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5-02-05T15:00:00">
            <text:p>Thu Feb  5 15:00:00 2015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05T16:00:00">
            <text:p>Thu Feb  5 16:00:00 2015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5-02-05T17:00:00">
            <text:p>Thu Feb  5 17:00:00 2015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5-02-05T18:00:00">
            <text:p>Thu Feb  5 18:00:00 2015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05T19:00:00">
            <text:p>Thu Feb  5 19:00:00 201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5-02-06T04:00:00">
            <text:p>Fri Feb  6 04:00:00 201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02-06T05:00:00">
            <text:p>Fri Feb  6 05:00:00 201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5-02-06T06:00:00">
            <text:p>Fri Feb  6 06:00:00 201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02-07T22:00:00">
            <text:p>Sat Feb  7 22:00:00 201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5-02-07T23:00:00">
            <text:p>Sat Feb  7 23:00:00 201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5-02-08T00:00:00">
            <text:p>Sun Feb  8 00:00:00 201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2-08T01:00:00">
            <text:p>Sun Feb  8 01:00:00 201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02-08T02:00:00">
            <text:p>Sun Feb  8 02:00:00 201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5-02-08T03:00:00">
            <text:p>Sun Feb  8 03:00:00 201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08T04:00:00">
            <text:p>Sun Feb  8 04:00:00 201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02-08T05:00:00">
            <text:p>Sun Feb  8 05:00:00 201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2-08T06:00:00">
            <text:p>Sun Feb  8 06:00:00 201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5-02-08T07:00:00">
            <text:p>Sun Feb  8 07:00:00 201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5-02-08T08:00:00">
            <text:p>Sun Feb  8 08:00:00 201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5-02-08T09:00:00">
            <text:p>Sun Feb  8 09:00:00 201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5-02-08T10:00:00">
            <text:p>Sun Feb  8 10:00:00 201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5-02-08T11:00:00">
            <text:p>Sun Feb  8 11:00:00 201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5-02-08T12:00:00">
            <text:p>Sun Feb  8 12:00:00 201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5-02-08T13:00:00">
            <text:p>Sun Feb  8 13:00:00 201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2-08T14:00:00">
            <text:p>Sun Feb  8 14:00:00 201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5-02-08T15:00:00">
            <text:p>Sun Feb  8 15:00:00 2015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5-02-08T16:00:00">
            <text:p>Sun Feb  8 16:00:00 2015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15-02-08T17:00:00">
            <text:p>Sun Feb  8 17:00:00 2015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15-02-08T18:00:00">
            <text:p>Sun Feb  8 18:00:00 2015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15-02-08T19:00:00">
            <text:p>Sun Feb  8 19:00:00 2015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15-02-08T20:00:00">
            <text:p>Sun Feb  8 20:00:00 201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5-02-08T21:00:00">
            <text:p>Sun Feb  8 21:00:00 201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5-02-08T22:00:00">
            <text:p>Sun Feb  8 22:00:00 201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2-08T23:00:00">
            <text:p>Sun Feb  8 23:00:00 201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09T00:00:00">
            <text:p>Mon Feb  9 00:00:00 201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5-02-09T01:00:00">
            <text:p>Mon Feb  9 01:00:00 201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02-09T02:00:00">
            <text:p>Mon Feb  9 02:00:00 201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2-09T03:00:00">
            <text:p>Mon Feb  9 03:00:00 201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5-02-09T04:00:00">
            <text:p>Mon Feb  9 04:00:00 201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5-02-09T05:00:00">
            <text:p>Mon Feb  9 05:00:00 201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5-02-09T06:00:00">
            <text:p>Mon Feb  9 06:00:00 201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02-09T07:00:00">
            <text:p>Mon Feb  9 07:00:00 201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5-02-09T08:00:00">
            <text:p>Mon Feb  9 08:00:00 201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02-09T09:00:00">
            <text:p>Mon Feb  9 09:00:00 201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02-09T10:00:00">
            <text:p>Mon Feb  9 10:00:00 201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2-09T11:00:00">
            <text:p>Mon Feb  9 11:00:00 201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2-09T12:00:00">
            <text:p>Mon Feb  9 12:00:00 201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09T13:00:00">
            <text:p>Mon Feb  9 13:00:00 201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5-02-09T14:00:00">
            <text:p>Mon Feb  9 14:00:00 2015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5-02-09T15:00:00">
            <text:p>Mon Feb  9 15:00:00 2015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15-02-09T16:00:00">
            <text:p>Mon Feb  9 16:00:00 2015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15-02-09T17:00:00">
            <text:p>Mon Feb  9 17:00:00 2015</text:p>
          </table:table-cell>
          <table:table-cell office:value-type="float" office:value="108.0">
            <text:p>108.0</text:p>
          </table:table-cell>
        </table:table-row>
        <table:table-row>
          <table:table-cell table:style-name="pd1" office:value-type="date" office:date-value="2015-02-09T18:00:00">
            <text:p>Mon Feb  9 18:00:00 2015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15-02-09T19:00:00">
            <text:p>Mon Feb  9 19:00:00 2015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5-02-09T20:00:00">
            <text:p>Mon Feb  9 20:00:00 201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5-02-09T21:00:00">
            <text:p>Mon Feb  9 21:00:00 201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02-09T22:00:00">
            <text:p>Mon Feb  9 22:00:00 201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2-09T23:00:00">
            <text:p>Mon Feb  9 23:00:00 201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10T00:00:00">
            <text:p>Tue Feb 10 00:00:00 201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5-02-10T01:00:00">
            <text:p>Tue Feb 10 01:00:00 201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5-02-10T02:00:00">
            <text:p>Tue Feb 10 02:00:00 201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2-10T03:00:00">
            <text:p>Tue Feb 10 03:00:00 201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2-10T04:00:00">
            <text:p>Tue Feb 10 04:00:00 201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2-10T05:00:00">
            <text:p>Tue Feb 10 05:00:00 201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5-02-10T06:00:00">
            <text:p>Tue Feb 10 06:00:00 201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5-02-10T07:00:00">
            <text:p>Tue Feb 10 07:00:00 201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2-10T08:00:00">
            <text:p>Tue Feb 10 08:00:00 201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2-10T09:00:00">
            <text:p>Tue Feb 10 09:00:00 201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02-10T10:00:00">
            <text:p>Tue Feb 10 10:00:00 201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2-10T11:00:00">
            <text:p>Tue Feb 10 11:00:00 201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5-02-10T12:00:00">
            <text:p>Tue Feb 10 12:00:00 201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5-02-10T13:00:00">
            <text:p>Tue Feb 10 13:00:00 201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2-10T14:00:00">
            <text:p>Tue Feb 10 14:00:00 201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5-02-10T15:00:00">
            <text:p>Tue Feb 10 15:00:00 2015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5-02-10T16:00:00">
            <text:p>Tue Feb 10 16:00:00 201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5-02-10T17:00:00">
            <text:p>Tue Feb 10 17:00:00 2015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5-02-10T18:00:00">
            <text:p>Tue Feb 10 18:00:00 2015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5-02-11T02:00:00">
            <text:p>Wed Feb 11 02:00:00 201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2-11T03:00:00">
            <text:p>Wed Feb 11 03:00:00 201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2-11T04:00:00">
            <text:p>Wed Feb 11 04:00:00 201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2-11T05:00:00">
            <text:p>Wed Feb 11 05:00:00 201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5-02-11T06:00:00">
            <text:p>Wed Feb 11 06:00:00 201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5-02-11T07:00:00">
            <text:p>Wed Feb 11 07:00:00 201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5-02-11T08:00:00">
            <text:p>Wed Feb 11 08:00:00 201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11T12:00:00">
            <text:p>Wed Feb 11 12:00:00 201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5-02-11T13:00:00">
            <text:p>Wed Feb 11 13:00:00 201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02-11T14:00:00">
            <text:p>Wed Feb 11 14:00:00 201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5-02-11T15:00:00">
            <text:p>Wed Feb 11 15:00:00 2015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15-02-16T03:00:00">
            <text:p>Mon Feb 16 03:00:00 201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2-16T04:00:00">
            <text:p>Mon Feb 16 04:00:00 201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5-02-16T05:00:00">
            <text:p>Mon Feb 16 05:00:00 201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2-16T06:00:00">
            <text:p>Mon Feb 16 06:00:00 201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2-16T07:00:00">
            <text:p>Mon Feb 16 07:00:00 201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02-16T08:00:00">
            <text:p>Mon Feb 16 08:00:00 201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2-17T09:00:00">
            <text:p>Tue Feb 17 09:00:00 201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2-17T10:00:00">
            <text:p>Tue Feb 17 10:00:00 201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5-02-17T11:00:00">
            <text:p>Tue Feb 17 11:00:00 201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5-02-17T12:00:00">
            <text:p>Tue Feb 17 12:00:00 201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5-02-17T15:00:00">
            <text:p>Tue Feb 17 15:00:00 2015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5-02-17T16:00:00">
            <text:p>Tue Feb 17 16:00:00 201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2-17T17:00:00">
            <text:p>Tue Feb 17 17:00:00 2015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17T18:00:00">
            <text:p>Tue Feb 17 18:00:00 201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15-02-17T19:00:00">
            <text:p>Tue Feb 17 19:00:00 201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15-02-17T20:00:00">
            <text:p>Tue Feb 17 20:00:00 201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5-02-17T21:00:00">
            <text:p>Tue Feb 17 21:00:00 201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02-17T22:00:00">
            <text:p>Tue Feb 17 22:00:00 201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5-02-17T23:00:00">
            <text:p>Tue Feb 17 23:00:00 201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02-18T00:00:00">
            <text:p>Wed Feb 18 00:00:00 201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5-02-18T01:00:00">
            <text:p>Wed Feb 18 01:00:00 2015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18T02:00:00">
            <text:p>Wed Feb 18 02:00:00 201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2-18T03:00:00">
            <text:p>Wed Feb 18 03:00:00 201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2-18T04:00:00">
            <text:p>Wed Feb 18 04:00:00 201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5-02-18T05:00:00">
            <text:p>Wed Feb 18 05:00:00 201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5-02-18T06:00:00">
            <text:p>Wed Feb 18 06:00:00 201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5-02-18T07:00:00">
            <text:p>Wed Feb 18 07:00:00 201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5-02-18T08:00:00">
            <text:p>Wed Feb 18 08:00:00 201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02-18T09:00:00">
            <text:p>Wed Feb 18 09:00:00 201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5-02-18T10:00:00">
            <text:p>Wed Feb 18 10:00:00 201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5-02-18T11:00:00">
            <text:p>Wed Feb 18 11:00:00 201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02-18T12:00:00">
            <text:p>Wed Feb 18 12:00:00 201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02-18T13:00:00">
            <text:p>Wed Feb 18 13:00:00 201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02-18T14:00:00">
            <text:p>Wed Feb 18 14:00:00 2015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5-02-18T15:00:00">
            <text:p>Wed Feb 18 15:00:00 2015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5-02-18T16:00:00">
            <text:p>Wed Feb 18 16:00:00 2015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15-02-18T17:00:00">
            <text:p>Wed Feb 18 17:00:00 2015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15-02-18T18:00:00">
            <text:p>Wed Feb 18 18:00:00 2015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15-02-18T19:00:00">
            <text:p>Wed Feb 18 19:00:00 2015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5-02-18T20:00:00">
            <text:p>Wed Feb 18 20:00:00 2015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15-02-18T21:00:00">
            <text:p>Wed Feb 18 21:00:00 201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18T22:00:00">
            <text:p>Wed Feb 18 22:00:00 201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5-02-18T23:00:00">
            <text:p>Wed Feb 18 23:00:00 201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2-19T00:00:00">
            <text:p>Thu Feb 19 00:00:00 201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5-02-19T01:00:00">
            <text:p>Thu Feb 19 01:00:00 201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2-19T02:00:00">
            <text:p>Thu Feb 19 02:00:00 201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5-02-19T03:00:00">
            <text:p>Thu Feb 19 03:00:00 201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5-02-19T04:00:00">
            <text:p>Thu Feb 19 04:00:00 201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5-02-19T05:00:00">
            <text:p>Thu Feb 19 05:00:00 2015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5-02-19T06:00:00">
            <text:p>Thu Feb 19 06:00:00 201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2-19T07:00:00">
            <text:p>Thu Feb 19 07:00:00 201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2-19T08:00:00">
            <text:p>Thu Feb 19 08:00:00 201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5-02-19T09:00:00">
            <text:p>Thu Feb 19 09:00:00 201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2-19T10:00:00">
            <text:p>Thu Feb 19 10:00:00 201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19T11:00:00">
            <text:p>Thu Feb 19 11:00:00 2015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15-02-19T12:00:00">
            <text:p>Thu Feb 19 12:00:00 2015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15-02-19T13:00:00">
            <text:p>Thu Feb 19 13:00:00 2015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15-02-19T14:00:00">
            <text:p>Thu Feb 19 14:00:00 2015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15-02-19T15:00:00">
            <text:p>Thu Feb 19 15:00:00 2015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15-02-19T16:00:00">
            <text:p>Thu Feb 19 16:00:00 2015</text:p>
          </table:table-cell>
          <table:table-cell office:value-type="float" office:value="111.5">
            <text:p>111.5</text:p>
          </table:table-cell>
        </table:table-row>
        <table:table-row>
          <table:table-cell table:style-name="pd1" office:value-type="date" office:date-value="2015-02-19T17:00:00">
            <text:p>Thu Feb 19 17:00:00 2015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15-02-19T18:00:00">
            <text:p>Thu Feb 19 18:00:00 2015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15-02-19T19:00:00">
            <text:p>Thu Feb 19 19:00:00 2015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5-02-19T20:00:00">
            <text:p>Thu Feb 19 20:00:00 201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5-02-19T21:00:00">
            <text:p>Thu Feb 19 21:00:00 201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2-19T22:00:00">
            <text:p>Thu Feb 19 22:00:00 201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5-02-19T23:00:00">
            <text:p>Thu Feb 19 23:00:00 201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5-02-20T00:00:00">
            <text:p>Fri Feb 20 00:00:00 201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5-02-20T01:00:00">
            <text:p>Fri Feb 20 01:00:00 201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5-02-20T02:00:00">
            <text:p>Fri Feb 20 02:00:00 201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5-02-20T03:00:00">
            <text:p>Fri Feb 20 03:00:00 201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02-20T04:00:00">
            <text:p>Fri Feb 20 04:00:00 201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5-02-20T05:00:00">
            <text:p>Fri Feb 20 05:00:00 201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2-20T06:00:00">
            <text:p>Fri Feb 20 06:00:00 201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5-02-20T07:00:00">
            <text:p>Fri Feb 20 07:00:00 201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5-02-20T08:00:00">
            <text:p>Fri Feb 20 08:00:00 201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02-20T09:00:00">
            <text:p>Fri Feb 20 09:00:00 201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2-20T10:00:00">
            <text:p>Fri Feb 20 10:00:00 201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02-20T11:00:00">
            <text:p>Fri Feb 20 11:00:00 201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5-02-20T12:00:00">
            <text:p>Fri Feb 20 12:00:00 201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5-02-20T13:00:00">
            <text:p>Fri Feb 20 13:00:00 2015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15-02-20T14:00:00">
            <text:p>Fri Feb 20 14:00:00 2015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5-02-20T15:00:00">
            <text:p>Fri Feb 20 15:00:00 2015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15-02-20T16:00:00">
            <text:p>Fri Feb 20 16:00:00 2015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15-02-20T17:00:00">
            <text:p>Fri Feb 20 17:00:00 2015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15-02-20T21:00:00">
            <text:p>Fri Feb 20 21:00:00 201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5-02-20T22:00:00">
            <text:p>Fri Feb 20 22:00:00 201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5-02-22T00:00:00">
            <text:p>Sun Feb 22 00:00:00 201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5-02-22T06:00:00">
            <text:p>Sun Feb 22 06:00:00 201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02-22T07:00:00">
            <text:p>Sun Feb 22 07:00:00 201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02-22T08:00:00">
            <text:p>Sun Feb 22 08:00:00 201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2-23T07:00:00">
            <text:p>Mon Feb 23 07:00:00 201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5-02-23T08:00:00">
            <text:p>Mon Feb 23 08:00:00 201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2-24T05:00:00">
            <text:p>Tue Feb 24 05:00:00 201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02-24T08:00:00">
            <text:p>Tue Feb 24 08:00:00 201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2-24T12:00:00">
            <text:p>Tue Feb 24 12:00:00 201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02-24T17:00:00">
            <text:p>Tue Feb 24 17:00:00 2015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5-02-24T21:00:00">
            <text:p>Tue Feb 24 21:00:00 201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5-02-25T02:00:00">
            <text:p>Wed Feb 25 02:00:00 201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02-25T03:00:00">
            <text:p>Wed Feb 25 03:00:00 201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5-02-25T04:00:00">
            <text:p>Wed Feb 25 04:00:00 201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2-25T05:00:00">
            <text:p>Wed Feb 25 05:00:00 201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2-25T06:00:00">
            <text:p>Wed Feb 25 06:00:00 201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5-02-25T07:00:00">
            <text:p>Wed Feb 25 07:00:00 201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2-25T08:00:00">
            <text:p>Wed Feb 25 08:00:00 2015</text:p>
          </table:table-cell>
          <table:table-cell office:value-type="float" office:value="28.5">
            <text:p>28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